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851" officeooo:paragraph-rsid="00161851"/>
    </style:style>
    <style:style style:name="P2" style:family="paragraph" style:parent-style-name="Standard">
      <style:text-properties officeooo:rsid="00172486" officeooo:paragraph-rsid="00172486"/>
    </style:style>
    <style:style style:name="P3" style:family="paragraph" style:parent-style-name="Standard">
      <style:text-properties officeooo:rsid="00186126" officeooo:paragraph-rsid="00186126"/>
    </style:style>
    <style:style style:name="P4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5" style:family="paragraph" style:parent-style-name="Standard">
      <style:text-properties style:font-name="LiberationSerif" fo:font-size="12pt" officeooo:rsid="00161851" style:font-size-asian="12pt"/>
    </style:style>
    <style:style style:name="P6" style:family="paragraph" style:parent-style-name="Standard">
      <style:text-properties style:font-name="LiberationSerif" fo:font-size="12pt" officeooo:rsid="00161851" officeooo:paragraph-rsid="00161851" style:font-size-asian="12pt"/>
    </style:style>
    <style:style style:name="P7" style:family="paragraph" style:parent-style-name="Standard">
      <style:text-properties style:text-position="0% 100%" style:font-name="LiberationSerif" fo:font-size="12pt" officeooo:rsid="00172486" officeooo:paragraph-rsid="00161851" style:font-size-asian="12pt"/>
    </style:style>
    <style:style style:name="P8" style:family="paragraph" style:parent-style-name="Standard">
      <style:text-properties style:text-position="0% 100%" style:font-name="LiberationSerif" fo:font-size="12pt" officeooo:rsid="00172486" officeooo:paragraph-rsid="00172486" style:font-size-asian="12pt"/>
    </style:style>
    <style:style style:name="P9" style:family="paragraph" style:parent-style-name="Standard">
      <style:text-properties style:text-position="0% 100%" style:font-name="LiberationSerif" fo:font-size="12pt" officeooo:rsid="00186126" officeooo:paragraph-rsid="00172486" style:font-size-asian="12pt"/>
    </style:style>
    <style:style style:name="P10" style:family="paragraph" style:parent-style-name="Standard">
      <style:text-properties style:text-position="0% 100%" style:font-name="LiberationSerif" fo:font-size="12pt" officeooo:rsid="00186126" officeooo:paragraph-rsid="00186126" style:font-size-asian="12pt"/>
    </style:style>
    <style:style style:name="P11" style:family="paragraph" style:parent-style-name="Standard">
      <style:text-properties style:text-position="0% 100%" style:font-name="LiberationSerif" fo:font-size="12pt" officeooo:rsid="001a27fd" officeooo:paragraph-rsid="00186126" style:font-size-asian="12pt"/>
    </style:style>
    <style:style style:name="P12" style:family="paragraph" style:parent-style-name="Standard">
      <style:text-properties style:text-position="0% 100%" style:font-name="LiberationSerif" fo:font-size="12pt" officeooo:rsid="001a27fd" officeooo:paragraph-rsid="001a27fd" style:font-size-asian="12pt"/>
    </style:style>
    <style:style style:name="P13" style:family="paragraph" style:parent-style-name="Standard">
      <style:text-properties style:text-position="0% 100%" style:font-name="LiberationSerif" fo:font-size="12pt" officeooo:rsid="001c27d9" officeooo:paragraph-rsid="001c27d9" style:font-size-asian="12pt"/>
    </style:style>
    <style:style style:name="P14" style:family="paragraph" style:parent-style-name="Standard">
      <style:text-properties style:text-position="0% 100%" style:font-name="LiberationSerif" fo:font-size="12pt" officeooo:rsid="001c27d9" officeooo:paragraph-rsid="001d5b25" style:font-size-asian="12pt"/>
    </style:style>
    <style:style style:name="P15" style:family="paragraph" style:parent-style-name="Standard">
      <style:text-properties style:text-position="0% 100%" style:font-name="LiberationSerif" fo:font-size="12pt" officeooo:rsid="001f4109" officeooo:paragraph-rsid="001f4109" style:font-size-asian="12pt"/>
    </style:style>
    <style:style style:name="P16" style:family="paragraph" style:parent-style-name="Standard">
      <style:text-properties officeooo:paragraph-rsid="001f4109"/>
    </style:style>
    <style:style style:name="P17" style:family="paragraph" style:parent-style-name="Standard">
      <style:text-properties officeooo:paragraph-rsid="001f6045"/>
    </style:style>
    <style:style style:name="P18" style:family="paragraph" style:parent-style-name="Standard">
      <style:text-properties officeooo:rsid="00202541" officeooo:paragraph-rsid="00202541"/>
    </style:style>
    <style:style style:name="P19" style:family="paragraph" style:parent-style-name="Standard">
      <style:text-properties officeooo:rsid="002102a8" officeooo:paragraph-rsid="002102a8"/>
    </style:style>
    <style:style style:name="P20" style:family="paragraph" style:parent-style-name="Standard">
      <style:text-properties officeooo:rsid="0021efba" officeooo:paragraph-rsid="0021efba"/>
    </style:style>
    <style:style style:name="P21" style:family="paragraph" style:parent-style-name="Standard">
      <style:text-properties officeooo:rsid="0021efba" officeooo:paragraph-rsid="002242b9"/>
    </style:style>
    <style:style style:name="P22" style:family="paragraph" style:parent-style-name="Standard">
      <style:text-properties officeooo:rsid="002242b9" officeooo:paragraph-rsid="002242b9"/>
    </style:style>
    <style:style style:name="P23" style:family="paragraph" style:parent-style-name="Standard">
      <style:text-properties officeooo:rsid="00242c69" officeooo:paragraph-rsid="00242c69"/>
    </style:style>
    <style:style style:name="P24" style:family="paragraph" style:parent-style-name="Standard">
      <style:text-properties officeooo:rsid="002557f5" officeooo:paragraph-rsid="002557f5"/>
    </style:style>
    <style:style style:name="P25" style:family="paragraph" style:parent-style-name="Standard">
      <style:text-properties officeooo:rsid="002557f5" officeooo:paragraph-rsid="002902cc"/>
    </style:style>
    <style:style style:name="P26" style:family="paragraph" style:parent-style-name="Standard">
      <style:text-properties officeooo:rsid="002cc03e" officeooo:paragraph-rsid="002cc03e"/>
    </style:style>
    <style:style style:name="P27" style:family="paragraph" style:parent-style-name="Standard">
      <style:text-properties officeooo:rsid="002f3608" officeooo:paragraph-rsid="002f3608"/>
    </style:style>
    <style:style style:name="P28" style:family="paragraph" style:parent-style-name="Standard">
      <style:text-properties officeooo:rsid="003098a1" officeooo:paragraph-rsid="003098a1"/>
    </style:style>
    <style:style style:name="P29" style:family="paragraph" style:parent-style-name="Standard">
      <style:text-properties officeooo:rsid="003098a1" officeooo:paragraph-rsid="0032d979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61851" style:font-size-asian="12pt"/>
    </style:style>
    <style:style style:name="T3" style:family="text">
      <style:text-properties style:font-name="LiberationSerif" fo:font-size="12pt" officeooo:rsid="00172486" style:font-size-asian="12pt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LiberationSerif" fo:font-size="12pt" style:font-size-asian="12pt"/>
    </style:style>
    <style:style style:name="T6" style:family="text">
      <style:text-properties style:text-position="super 58%" style:font-name="LiberationSerif" fo:font-size="12pt" officeooo:rsid="001a27fd" style:font-size-asian="12pt"/>
    </style:style>
    <style:style style:name="T7" style:family="text">
      <style:text-properties style:text-position="super 58%" style:text-overline-style="none" style:text-overline-color="font-color"/>
    </style:style>
    <style:style style:name="T8" style:family="text">
      <style:text-properties style:text-position="super 58%" officeooo:rsid="002a0bfc"/>
    </style:style>
    <style:style style:name="T9" style:family="text">
      <style:text-properties style:text-position="super 58%" officeooo:rsid="002e314a"/>
    </style:style>
    <style:style style:name="T10" style:family="text">
      <style:text-properties style:text-position="super 58%" officeooo:rsid="003098a1"/>
    </style:style>
    <style:style style:name="T11" style:family="text">
      <style:text-properties style:text-position="super 58%" officeooo:rsid="0032904c"/>
    </style:style>
    <style:style style:name="T12" style:family="text">
      <style:text-properties style:text-position="super 58%" officeooo:rsid="0032d979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LiberationSerif" fo:font-size="12pt" style:font-size-asian="12pt"/>
    </style:style>
    <style:style style:name="T15" style:family="text">
      <style:text-properties style:text-position="0% 100%" style:font-name="LiberationSerif" fo:font-size="12pt" officeooo:rsid="00172486" style:font-size-asian="12pt"/>
    </style:style>
    <style:style style:name="T16" style:family="text">
      <style:text-properties style:text-position="0% 100%" style:font-name="LiberationSerif" fo:font-size="12pt" officeooo:rsid="00186126" style:font-size-asian="12pt"/>
    </style:style>
    <style:style style:name="T17" style:family="text">
      <style:text-properties style:text-position="0% 100%" style:font-name="LiberationSerif" fo:font-size="12pt" officeooo:rsid="001a27fd" style:font-size-asian="12pt"/>
    </style:style>
    <style:style style:name="T18" style:family="text">
      <style:text-properties style:text-position="0% 100%" style:font-name="LiberationSerif" fo:font-size="12pt" officeooo:rsid="001f4109" style:font-size-asian="12pt"/>
    </style:style>
    <style:style style:name="T19" style:family="text">
      <style:text-properties style:text-position="0% 100%" style:font-name="LiberationSerif" fo:font-size="12pt" fo:font-style="normal" fo:font-weight="normal" style:font-size-asian="12pt" style:font-style-asian="normal" style:font-weight-asian="normal"/>
    </style:style>
    <style:style style:name="T20" style:family="text">
      <style:text-properties style:text-position="0% 100%" style:font-name="LiberationSerif" fo:font-size="12pt" fo:font-style="normal" fo:font-weight="normal" officeooo:rsid="001f4109" style:font-size-asian="12pt" style:font-style-asian="normal" style:font-weight-asian="normal"/>
    </style:style>
    <style:style style:name="T21" style:family="text">
      <style:text-properties style:text-position="0% 100%" style:font-name="LiberationSerif" fo:font-size="12pt" fo:font-style="normal" fo:font-weight="normal" officeooo:rsid="001f6045" style:font-size-asian="12pt" style:font-style-asian="normal" style:font-weight-asian="normal"/>
    </style:style>
    <style:style style:name="T22" style:family="text">
      <style:text-properties style:text-position="0% 100%" style:font-name="LiberationSerif" fo:font-size="12pt" fo:font-style="normal" fo:font-weight="normal" officeooo:rsid="00202541" style:font-size-asian="12pt" style:font-style-asian="normal" style:font-weight-asian="normal"/>
    </style:style>
    <style:style style:name="T23" style:family="text">
      <style:text-properties style:text-position="0% 100%" style:font-name="Liberation Mono" fo:font-size="11pt" fo:font-style="normal" fo:font-weight="normal" officeooo:rsid="001f4109" style:font-size-asian="11pt" style:font-style-asian="normal" style:font-weight-asian="normal"/>
    </style:style>
    <style:style style:name="T24" style:family="text">
      <style:text-properties style:text-position="0% 100%" style:font-name="Liberation Mono" fo:font-size="11pt" fo:font-style="normal" fo:font-weight="normal" officeooo:rsid="001f6045" style:font-size-asian="11pt" style:font-style-asian="normal" style:font-weight-asian="normal"/>
    </style:style>
    <style:style style:name="T25" style:family="text">
      <style:text-properties style:text-position="0% 100%" style:font-name="Liberation Mono" fo:font-size="11pt" fo:font-style="normal" fo:font-weight="normal" officeooo:rsid="00202541" style:font-size-asian="11pt" style:font-style-asian="normal" style:font-weight-asian="normal"/>
    </style:style>
    <style:style style:name="T26" style:family="text">
      <style:text-properties style:text-position="0% 100%" officeooo:rsid="0021efba"/>
    </style:style>
    <style:style style:name="T27" style:family="text">
      <style:text-properties style:text-position="0% 100%" officeooo:rsid="002242b9"/>
    </style:style>
    <style:style style:name="T28" style:family="text">
      <style:text-properties style:text-position="0% 100%" style:text-overline-style="solid" style:text-overline-width="auto" style:text-overline-color="font-color"/>
    </style:style>
    <style:style style:name="T29" style:family="text">
      <style:text-properties style:text-position="0% 100%" style:text-overline-style="none" style:text-overline-color="font-color"/>
    </style:style>
    <style:style style:name="T30" style:family="text">
      <style:text-properties style:text-position="0% 100%" officeooo:rsid="002a0bfc"/>
    </style:style>
    <style:style style:name="T31" style:family="text">
      <style:text-properties style:text-position="0% 100%" officeooo:rsid="002bf6ef"/>
    </style:style>
    <style:style style:name="T32" style:family="text">
      <style:text-properties style:text-position="0% 100%" officeooo:rsid="002e314a"/>
    </style:style>
    <style:style style:name="T33" style:family="text">
      <style:text-properties style:text-position="0% 100%" officeooo:rsid="003098a1"/>
    </style:style>
    <style:style style:name="T34" style:family="text">
      <style:text-properties style:text-position="0% 100%" officeooo:rsid="0031a1f7"/>
    </style:style>
    <style:style style:name="T35" style:family="text">
      <style:text-properties style:text-position="0% 100%" officeooo:rsid="0032904c"/>
    </style:style>
    <style:style style:name="T36" style:family="text">
      <style:text-properties style:text-position="0% 100%" officeooo:rsid="0032d979"/>
    </style:style>
    <style:style style:name="T37" style:family="text">
      <style:text-properties officeooo:rsid="001d2b42"/>
    </style:style>
    <style:style style:name="T38" style:family="text">
      <style:text-properties officeooo:rsid="001d5b25"/>
    </style:style>
    <style:style style:name="T39" style:family="text">
      <style:text-properties officeooo:rsid="001f6045"/>
    </style:style>
    <style:style style:name="T40" style:family="text">
      <style:text-properties officeooo:rsid="002102a8"/>
    </style:style>
    <style:style style:name="T41" style:family="text">
      <style:text-properties officeooo:rsid="0021efba"/>
    </style:style>
    <style:style style:name="T42" style:family="text">
      <style:text-properties style:font-name="Liberation Serif1" style:font-name-asian="Liberation Serif1" style:font-name-complex="Liberation Serif1"/>
    </style:style>
    <style:style style:name="T43" style:family="text">
      <style:text-properties officeooo:rsid="00242c69"/>
    </style:style>
    <style:style style:name="T44" style:family="text">
      <style:text-properties style:text-overline-style="solid" style:text-overline-width="auto" style:text-overline-color="font-color"/>
    </style:style>
    <style:style style:name="T45" style:family="text">
      <style:text-properties officeooo:rsid="002729ea"/>
    </style:style>
    <style:style style:name="T46" style:family="text">
      <style:text-properties officeooo:rsid="002902cc"/>
    </style:style>
    <style:style style:name="T47" style:family="text">
      <style:text-properties officeooo:rsid="002a0bfc"/>
    </style:style>
    <style:style style:name="T48" style:family="text">
      <style:text-properties officeooo:rsid="002bf6ef"/>
    </style:style>
    <style:style style:name="T49" style:family="text">
      <style:text-properties officeooo:rsid="002e314a"/>
    </style:style>
    <style:style style:name="T50" style:family="text">
      <style:text-properties officeooo:rsid="0032904c"/>
    </style:style>
    <style:style style:name="T51" style:family="text">
      <style:text-properties officeooo:rsid="0032d97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g Kong</text:p>
      <text:p text:style-name="P4">Extended CS Bridge-Winter 2021</text:p>
      <text:p text:style-name="Standard"><text:span text:style-name="T1">Homework </text:span><text:span text:style-name="T2">8</text:span></text:p>
      <text:p text:style-name="P5"/>
      <text:p text:style-name="P6">Question 7:</text:p>
      <text:p text:style-name="P6"/>
      <text:p text:style-name="P6">a) Exercise 6.1.5, sections b-d</text:p>
      <text:p text:style-name="P6"/>
      <text:p text:style-name="P6">Section b:</text:p>
      <text:p text:style-name="P6"><text:tab/>(13 * (4 choose 3) * (12 choose 2) * (4 choose 1) * (4 choose 1) ) / (52 choose 5)</text:p>
      <text:p text:style-name="P6"><text:tab/><text:tab/>= 0.0211284514</text:p>
      <text:p text:style-name="P6"/>
      <text:p text:style-name="P6">Section c:</text:p>
      <text:p text:style-name="P6"><text:tab/>(4 choose 1) (13 choose 5) / (52 choose 5) = 0.001981</text:p>
      <text:p text:style-name="P6"/>
      <text:p text:style-name="P6">Section d:</text:p>
      <text:p text:style-name="P1"><text:span text:style-name="T1"><text:tab/></text:span><text:span text:style-name="T3">(</text:span><text:span text:style-name="T1">(13 choose 1) (4 choose 2) * 12 * 11 * 10 * 4</text:span><text:span text:style-name="T5">3</text:span><text:span text:style-name="T15">) / (52 choose 5) = 0.4225690276</text:span></text:p>
      <text:p text:style-name="P7"/>
      <text:p text:style-name="P7"/>
      <text:p text:style-name="P8">b) Exercise 6.2.4, sections a-d</text:p>
      <text:p text:style-name="P8"/>
      <text:p text:style-name="P8">Section a:</text:p>
      <text:p text:style-name="P2"><text:span text:style-name="T14"><text:tab/>1 – ((39 choose 5) / (52 choose 5)) </text:span><text:span text:style-name="T16">= 0.77846</text:span></text:p>
      <text:p text:style-name="P9"/>
      <text:p text:style-name="P10">Section b:</text:p>
      <text:p text:style-name="P3"><text:span text:style-name="T14"><text:tab/>1 – ((13 choose 5) * 4</text:span><text:span text:style-name="T5">5</text:span><text:span text:style-name="T14">) / (52 choose 5)) = 0.49292</text:span></text:p>
      <text:p text:style-name="P10"/>
      <text:p text:style-name="P10">Section c:</text:p>
      <text:p text:style-name="P3"><text:span text:style-name="T14"><text:tab/>2 * </text:span><text:span text:style-name="T17">(</text:span><text:span text:style-name="T14">(13 * (39 choose 4)) / (52 choose 5)) – </text:span><text:span text:style-name="T17">(13</text:span><text:span text:style-name="T6">2</text:span><text:span text:style-name="T17"> * (26 choose 3) / (52 choose 5)) = 0.6537</text:span></text:p>
      <text:p text:style-name="P11"/>
      <text:p text:style-name="P12">Section d:</text:p>
      <text:p text:style-name="P12"><text:tab/>1 – ((26 choose 5) / (52 choose 5)) = 0.9746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Question 8:</text:p>
      <text:p text:style-name="P13"/>
      <text:p text:style-name="P13">a) Exercise 6.3.2, sections a-e</text:p>
      <text:p text:style-name="P13"/>
      <text:p text:style-name="P13">Section a:</text:p>
      <text:p text:style-name="P13"><text:tab/>p(A) = 6!/7! = 1/7</text:p>
      <text:p text:style-name="P14"><text:tab/>p(B) <text:span text:style-name="T38">= </text:span><text:span text:style-name="T38"><draw:frame draw:style-name="fr1" draw:name="Object1" text:anchor-type="as-char" svg:y="-0.2807in" svg:width="1.102in" svg:height="0.4484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40">= (21*5!) / 7! </text:span><text:span text:style-name="T41">= 1/2</text:span></text:p>
      <text:p text:style-name="Text_20_body"/>
      <text:p text:style-name="P13"><text:span text:style-name="T37"><text:tab/>p(C) = </text:span><text:span text:style-name="T39">5!/7! = 1/42</text:span></text:p>
      <text:p text:style-name="P13"/>
      <text:p text:style-name="P15">Section b:</text:p>
      <text:p text:style-name="P15"><text:tab/>p(A|C) = <draw:frame draw:style-name="fr1" draw:name="Object6" text:anchor-type="as-char" svg:y="-0.152in" svg:width="1.1366in" svg:height="0.1992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15"/>
      <text:p text:style-name="P16"><text:span text:style-name="T18"><text:tab/><text:tab/></text:span><text:span text:style-name="T23"><draw:frame draw:style-name="fr1" draw:name="Object7" text:anchor-type="as-char" svg:y="-0.152in" svg:width="0.7075in" svg:height="0.1992in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23">= </text:span><text:span text:style-name="T25">(</text:span><text:span text:style-name="T24">2*3!</text:span><text:span text:style-name="T25">)/7!</text:span></text:p>
      <text:p text:style-name="P17"><text:span text:style-name="T24"><text:tab/></text:span></text:p>
      <text:p text:style-name="P17"><text:span text:style-name="T24"><text:tab/></text:span><text:span text:style-name="T20">p(A|C) = </text:span><text:span text:style-name="T22">(</text:span><text:span text:style-name="T21">2(3!)/</text:span><text:span text:style-name="T22">7!) </text:span><text:span text:style-name="T21">/ (1/42) = </text:span><text:span text:style-name="T22">1/10</text:span></text:p>
      <text:p text:style-name="P17"><text:span text:style-name="T22"/></text:p>
      <text:p text:style-name="P18"><text:span text:style-name="T19">Section c:</text:span></text:p>
      <text:p text:style-name="P18"><text:span text:style-name="T19"><text:tab/></text:span><text:span text:style-name="T20">p(</text:span><text:span text:style-name="T19">B</text:span><text:span text:style-name="T20">|C) = </text:span><text:span text:style-name="T20"><draw:frame draw:style-name="fr1" draw:name="Object3" text:anchor-type="as-char" svg:y="-0.152in" svg:width="1.1217in" svg:height="0.1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8"><text:span text:style-name="T20"/></text:p>
      <text:p text:style-name="P18"><text:tab/><draw:frame draw:style-name="fr1" draw:name="Object4" text:anchor-type="as-char" svg:y="-0.152in" svg:width="0.6929in" svg:height="0.199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= <draw:frame draw:style-name="fr1" draw:name="Object2" text:anchor-type="as-char" svg:y="-0.2807in" svg:width="0.8681in" svg:height="0.4484in" draw:z-index="5"><draw:object xlink:href="./Object 2" xlink:type="simple" xlink:show="embed" xlink:actuate="onLoad"/><draw:image xlink:href="./ObjectReplacements/Object 2" xlink:type="simple" xlink:show="embed" xlink:actuate="onLoad"/></draw:frame>/ <text:span text:style-name="T40">7!= (3! * 10) / 7! = 1/84</text:span></text:p>
      <text:p text:style-name="P18"/>
      <text:p text:style-name="P18"><text:tab/><text:span text:style-name="T40">p(B|C) = (1/84) / (1/42) = </text:span><text:span text:style-name="T41">1/2 </text:span></text:p>
      <text:p text:style-name="P18"/>
      <text:p text:style-name="P19">Section d:</text:p>
      <text:p text:style-name="P19"><text:tab/>p(A|B) = <draw:frame draw:style-name="fr1" draw:name="Object5" text:anchor-type="as-char" svg:y="-0.152in" svg:width="1.1209in" svg:height="0.199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9"><text:tab/></text:p>
      <text:p text:style-name="P19"><text:tab/><draw:frame draw:style-name="fr1" draw:name="Object8" text:anchor-type="as-char" svg:y="-0.152in" svg:width="0.7in" svg:height="0.19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1">= (3*5!) / 7! = 1/14</text:span></text:p>
      <text:p text:style-name="P19"><text:tab/></text:p>
      <text:p text:style-name="P19"><text:tab/><text:span text:style-name="T41">p(A|B) = (1/14) / (½) = 1/2</text:span></text:p>
      <text:p text:style-name="P19"/>
      <text:p text:style-name="P20">Section e:</text:p>
      <text:p text:style-name="P20"><text:tab/>No pair of events are independent because:</text:p>
      <text:p text:style-name="P20"><text:tab/>p(A|C) <text:span text:style-name="T42">≠</text:span> p(A)</text:p>
      <text:p text:style-name="P20"><text:tab/>p(B|C) <text:span text:style-name="T42">≠ p(B)</text:span></text:p>
      <text:p text:style-name="P20"><text:span text:style-name="T42"><text:tab/>p(A|B) ≠ p(A)</text:span></text:p>
      <text:p text:style-name="P20"><text:span text:style-name="T42"/></text:p>
      <text:p text:style-name="P20"><text:span text:style-name="T4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b) Exercise 6.3.6, sections b, c</text:p>
      <text:p text:style-name="P20"/>
      <text:p text:style-name="P20">p(H) = 1/3</text:p>
      <text:p text:style-name="P20">p(T) = 2/3</text:p>
      <text:p text:style-name="P20"/>
      <text:p text:style-name="P21">Section b: </text:p>
      <text:p text:style-name="P21"><text:tab/>(1/3)<text:span text:style-name="T4">5</text:span><text:span text:style-name="T13">(2/3)</text:span><text:span text:style-name="T4">5 </text:span><text:span text:style-name="T27">= 0.00054</text:span></text:p>
      <text:p text:style-name="P20"/>
      <text:p text:style-name="P22">Section c: </text:p>
      <text:p text:style-name="P22"><text:tab/>(<text:span text:style-name="T41">1/3)</text:span><text:span text:style-name="T26">(2/3)</text:span><text:span text:style-name="T4">9</text:span><text:span text:style-name="T13"> = 0.00867</text:span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c) Exercise 6.4.2, section a</text:p>
      <text:p text:style-name="P22"/>
      <text:p text:style-name="P22"><text:tab/><text:span text:style-name="T43">p(6) = 0.25</text:span></text:p>
      <text:p text:style-name="P23"><text:tab/>p(1) = p(2) = p(3) = p(4) = p(5) = 0.15</text:p>
      <text:p text:style-name="P23"/>
      <text:p text:style-name="P23"><text:tab/>p(F) = 1/2, fair die is chosen</text:p>
      <text:p text:style-name="P23"/>
      <text:p text:style-name="P23"><text:tab/>p(X|<text:span text:style-name="T44">F</text:span>) = (0.15)<text:span text:style-name="T4">4</text:span><text:span text:style-name="T13">(0.25)</text:span><text:span text:style-name="T4">2</text:span></text:p>
      <text:p text:style-name="P23"><text:span text:style-name="T13"><text:tab/>p(X|F) = (1/6)</text:span><text:span text:style-name="T4">6</text:span><text:span text:style-name="T13"> </text:span></text:p>
      <text:p text:style-name="P23"><text:span text:style-name="T13"/></text:p>
      <text:p text:style-name="P23"><text:span text:style-name="T13"><text:tab/>p(F|X) = (p(X|F)p(F)) / (p(X|F)p(F) + p(X|</text:span><text:span text:style-name="T28">F</text:span><text:span text:style-name="T29">)p(</text:span><text:span text:style-name="T28">F</text:span><text:span text:style-name="T29">))</text:span></text:p>
      <text:p text:style-name="P23"><text:span text:style-name="T29"><text:tab/><text:tab/>= ((1/6)</text:span><text:span text:style-name="T7">6</text:span><text:span text:style-name="T29">(1/2)) / ((1/6)</text:span><text:span text:style-name="T7">6</text:span><text:span text:style-name="T29">(1/2) + (0.15)</text:span><text:span text:style-name="T7">4</text:span><text:span text:style-name="T29">(0.25)</text:span><text:span text:style-name="T7">2</text:span><text:span text:style-name="T29">(1/2)) = 0.404</text:span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4"><text:soft-page-break/><text:span text:style-name="T29">Question 9:</text:span></text:p>
      <text:p text:style-name="P24"><text:span text:style-name="T29"/></text:p>
      <text:p text:style-name="P24">a) Exercise 6.5.2, sections a, b</text:p>
      <text:p text:style-name="P24"/>
      <text:p text:style-name="P24">Section a:</text:p>
      <text:p text:style-name="P24"><text:tab/>range of A = {0, 1, 2, 3, 4}</text:p>
      <text:p text:style-name="P24"/>
      <text:p text:style-name="P24">Section b:</text:p>
      <text:p text:style-name="P24"><text:tab/><text:span text:style-name="T45">distribution = </text:span></text:p>
      <text:p text:style-name="P24"><text:tab/><text:span text:style-name="T46">(0, (48 choose 5) / (52 choose 5) = </text:span><text:span text:style-name="T45">(0, </text:span><text:span text:style-name="T46">~</text:span><text:span text:style-name="T45">0.659)</text:span></text:p>
      <text:p text:style-name="P24"><text:tab/><text:span text:style-name="T46">(1, (4 * (48 choose 4) / (52 choose 5)) = </text:span><text:span text:style-name="T45">(1, </text:span><text:span text:style-name="T46">~0.299)</text:span></text:p>
      <text:p text:style-name="P24"><text:tab/><text:span text:style-name="T46">(2, ((4 choose 2) * (48 choose 3))/ (52 choose 5)) = (2, ~0.0399)</text:span></text:p>
      <text:p text:style-name="P25"><text:tab/><text:span text:style-name="T46">(3, (4 * (48 choose 2) / (52 choose 5)) = (3, ~0.0017)</text:span></text:p>
      <text:p text:style-name="P24"><text:tab/><text:span text:style-name="T46">(4, 48 / (52 choose 5)) = (4, ~0.000018)</text:span></text:p>
      <text:p text:style-name="P24"/>
      <text:p text:style-name="P24"/>
      <text:p text:style-name="P24">b) Exercise 6.6.1, section a</text:p>
      <text:p text:style-name="P24"><text:tab/><text:span text:style-name="T47">range = {0, 1, 2}</text:span></text:p>
      <text:p text:style-name="P24"><text:tab/><text:span text:style-name="T48">p(0) = (3 choose 2) / (10 choose 2) = 1/15</text:span></text:p>
      <text:p text:style-name="P24"><text:tab/><text:span text:style-name="T48">p(1) = ((7 choose 1) * (3 choose 1)) / (10 choose 2) = 7/15</text:span></text:p>
      <text:p text:style-name="P24"><text:tab/><text:span text:style-name="T48">p(2) = (7 choose 2) / (10 choose 2) = 7/15</text:span></text:p>
      <text:p text:style-name="P24"><text:tab/><text:span text:style-name="T47">E[G] = 0 p(0) + 1p(1) + 2 p(2)</text:span> <text:tab/></text:p>
      <text:p text:style-name="P24"><text:span text:style-name="T8"><text:tab/></text:span><text:span text:style-name="T30">E[G] = 1.</text:span><text:span text:style-name="T31">4</text:span></text:p>
      <text:p text:style-name="P24"><text:span text:style-name="T30"/></text:p>
      <text:p text:style-name="P24"><text:span text:style-name="T30"/></text:p>
      <text:p text:style-name="P24">c) Exercise 6.6.4, sections a, b</text:p>
      <text:p text:style-name="P24"/>
      <text:p text:style-name="P26">Section a:</text:p>
      <text:p text:style-name="P26"><text:tab/>p(1) = p(2) = p(3) = p(4) = p(5) = p(6) = 1/6</text:p>
      <text:p text:style-name="P26"><text:tab/>E[X] = p(1) + 2<text:span text:style-name="T4">2</text:span> p(2) + 3<text:span text:style-name="T4">2</text:span> p(3) + 4<text:span text:style-name="T4">2</text:span> p(4) + 5<text:span text:style-name="T4">2</text:span> p(5) + 6<text:span text:style-name="T4">2</text:span> p(6)</text:p>
      <text:p text:style-name="P26"><text:tab/><text:tab/>= 91/6 = 15.16666</text:p>
      <text:p text:style-name="P26"/>
      <text:p text:style-name="P26">Section b:</text:p>
      <text:p text:style-name="P26"><text:tab/>p(H) = p(T) = 1/2</text:p>
      <text:p text:style-name="P26"><text:tab/>range = {0, 1, 4, 9}</text:p>
      <text:p text:style-name="P26"><text:tab/>p(0) = (1/2)<text:span text:style-name="T4">3</text:span><text:span text:style-name="T13"> = 1/8</text:span></text:p>
      <text:p text:style-name="P26"><text:span text:style-name="T13"><text:tab/>p(1) = </text:span><text:span text:style-name="T32">(3 choose 1) / 2</text:span><text:span text:style-name="T9">3</text:span><text:span text:style-name="T32"> = 3/8</text:span></text:p>
      <text:p text:style-name="P26"><text:span text:style-name="T32"><text:tab/>p(2) = (3 choose 2) / 8 = 3/8</text:span></text:p>
      <text:p text:style-name="P26"><text:span text:style-name="T32"><text:tab/>p(3) = (1/2)</text:span><text:span text:style-name="T9">3 </text:span><text:span text:style-name="T32">= 1/8</text:span></text:p>
      <text:p text:style-name="P26"><text:tab/></text:p>
      <text:p text:style-name="P26"><text:tab/>E[Y] = 0p(0) + 1p(1) + 4p(2) + 9p(3) <text:span text:style-name="T49">= 3</text:span></text:p>
      <text:p text:style-name="P26"/>
      <text:p text:style-name="P26"/>
      <text:p text:style-name="P26"/>
      <text:p text:style-name="P26">d) Exercise 6.7.4, section a</text:p>
      <text:p text:style-name="P26"/>
      <text:p text:style-name="P27">Section a:</text:p>
      <text:p text:style-name="P27"><text:tab/>p(gets own coat) = 1/10</text:p>
      <text:p text:style-name="P27"><text:tab/>E[gets own coat] = 10 (1/10) = 1</text:p>
      <text:p text:style-name="P27"><text:soft-page-break/>Question 10:</text:p>
      <text:p text:style-name="P27"/>
      <text:p text:style-name="P27">a) Exercise 6.8.1, sections a-d</text:p>
      <text:p text:style-name="P27"><text:tab/>p(defect) = 0.01</text:p>
      <text:p text:style-name="P27"/>
      <text:p text:style-name="P27">Section a:</text:p>
      <text:p text:style-name="P27"><text:tab/>p(defect = 2) = (100 choose 2) (0.01)<text:span text:style-name="T4">2</text:span><text:span text:style-name="T13">(0.99)</text:span><text:span text:style-name="T4">98 </text:span><text:span text:style-name="T13">= 0.1849</text:span></text:p>
      <text:p text:style-name="P27"><text:span text:style-name="T13"/></text:p>
      <text:p text:style-name="P27"><text:span text:style-name="T13">Section b:</text:span></text:p>
      <text:p text:style-name="P27"><text:span text:style-name="T13"><text:tab/>p(defect &gt;= 2) = 1 – p(defect &lt; 1) = 1 – p(defect=0) + p(defect=1) </text:span></text:p>
      <text:p text:style-name="P27"><text:span text:style-name="T13"><text:tab/><text:tab/>= 1 – (0.99</text:span><text:span text:style-name="T10">100</text:span><text:span text:style-name="T13"> + (100(0.01)</text:span><text:span text:style-name="T4">1</text:span><text:span text:style-name="T13">(0.99)</text:span><text:span text:style-name="T4">99</text:span><text:span text:style-name="T13">) =</text:span><text:span text:style-name="T4"> </text:span><text:span text:style-name="T33">0.2642</text:span></text:p>
      <text:p text:style-name="P27"><text:span text:style-name="T33"/></text:p>
      <text:p text:style-name="P28"><text:span text:style-name="T13">Section c:</text:span></text:p>
      <text:p text:style-name="P28"><text:span text:style-name="T13"><text:tab/>n = 100</text:span></text:p>
      <text:p text:style-name="P28"><text:span text:style-name="T13"><text:tab/>p = 0.01</text:span></text:p>
      <text:p text:style-name="P28"><text:span text:style-name="T13"><text:tab/>E[defects] = np = 1</text:span></text:p>
      <text:p text:style-name="P28"><text:span text:style-name="T13"><text:tab/></text:span></text:p>
      <text:p text:style-name="P28">Section d:</text:p>
      <text:p text:style-name="P28"><text:tab/>p = 0.01</text:p>
      <text:p text:style-name="P28"><text:tab/>n = 50</text:p>
      <text:p text:style-name="P28"><text:tab/></text:p>
      <text:p text:style-name="P28"><text:tab/>p(defect=0) = 0.99<text:span text:style-name="T4">50</text:span></text:p>
      <text:p text:style-name="P28"><text:tab/>p(defect &gt;= 1) = 1 – p(defect &lt; 1) = 1 – p(defect=0) = 1- 0.99<text:span text:style-name="T4">50</text:span><text:span text:style-name="T13"> = 0.395</text:span></text:p>
      <text:p text:style-name="P28"><text:span text:style-name="T13"/></text:p>
      <text:p text:style-name="P28"><text:span text:style-name="T13"><text:tab/>E[defects] = np = 50 * 0.01 = 0.5, since each defect is 2 circuit boards, its 0.5 * 2</text:span></text:p>
      <text:p text:style-name="P28"><text:span text:style-name="T13"><text:tab/>E[defects] = 1</text:span></text:p>
      <text:p text:style-name="P28"><text:span text:style-name="T13"/></text:p>
      <text:p text:style-name="P28"><text:span text:style-name="T13"><text:tab/>Even though the expected number of circuit boards are the same between batches and singles, the probability of a def</text:span><text:span text:style-name="T34">ective board is greater.</text:span></text:p>
      <text:p text:style-name="P28"><text:span text:style-name="T13"/></text:p>
      <text:p text:style-name="P28"/>
      <text:p text:style-name="P28">b) Exercise 6.8.3, section b</text:p>
      <text:p text:style-name="P28"><text:tab/><text:span text:style-name="T50">fair coin: p(H) = p(T) = ½</text:span></text:p>
      <text:p text:style-name="P28"><text:tab/><text:span text:style-name="T50">biased coin: p(H) = 0.3</text:span></text:p>
      <text:p text:style-name="P28"><text:tab/><text:tab/> <text:s text:c="7"/><text:span text:style-name="T50">p(T) = 1 – p(H) = 0.7</text:span></text:p>
      <text:p text:style-name="P28"/>
      <text:p text:style-name="P28"><text:tab/><text:span text:style-name="T50">given a biased coin getting at least 4 heads = incorrect conclusion</text:span></text:p>
      <text:p text:style-name="P28"><text:tab/><text:span text:style-name="T50">p(X &gt;= 4) = 1 – p(X &lt; 4)</text:span></text:p>
      <text:p text:style-name="P28"><text:tab/><text:span text:style-name="T50">= 1 – (p(X=0) + p(X=1) + p(X=2) + p(X=3))</text:span></text:p>
      <text:p text:style-name="P29"><text:tab/><text:span text:style-name="T50">= 1 – </text:span><text:span text:style-name="T51">[</text:span><text:span text:style-name="T50">(10 choose 0)0.3</text:span><text:span text:style-name="T11">0</text:span><text:span text:style-name="T35">0.</text:span><text:span text:style-name="T36">7</text:span><text:span text:style-name="T12">10</text:span><text:span text:style-name="T36"> + (10 choose 1)0.3</text:span><text:span text:style-name="T12">1</text:span><text:span text:style-name="T36">0.7</text:span><text:span text:style-name="T12">9</text:span><text:span text:style-name="T36"> + (10 choose 2)0.3</text:span><text:span text:style-name="T12">2</text:span><text:span text:style-name="T36">0.7</text:span><text:span text:style-name="T12">8</text:span><text:span text:style-name="T36"> + </text:span></text:p>
      <text:p text:style-name="P29"><text:span text:style-name="T36"><text:tab/>(10 choose 3)0.3</text:span><text:span text:style-name="T12">3</text:span><text:span text:style-name="T36">0.7</text:span><text:span text:style-name="T12">7</text:span></text:p>
      <text:p text:style-name="P29"><text:span text:style-name="T12"><text:tab/></text:span><text:span text:style-name="T36">=0.350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36:14.343000000</meta:creation-date>
    <dc:date>2021-03-04T15:16:05.421000000</dc:date>
    <meta:editing-duration>PT30M52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8" meta:page-count="5" meta:paragraph-count="130" meta:word-count="768" meta:character-count="3565" meta:non-whitespace-character-count="2797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n>5</mn>
              <mi>!</mi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n>7</mn>
                </mrow>
                <mo stretchy="false">−</mo>
                <mi>i</mi>
              </mrow>
            </mrow>
          </mrow>
          <mo fence="true" stretchy="false">)</mo>
        </mrow>
        <mo stretchy="false">/</mo>
        <mn>7</mn>
      </mrow>
      <mi>!</mi>
    </mrow>
    <annotation encoding="StarMath 5.0">(5!sum from i = 1 to 6 7-i ) / 7!
</annotation>
  </semantics>
</math>
</file>

<file path=Object 2/content.xml><?xml version="1.0" encoding="utf-8"?>
<math xmlns="http://www.w3.org/1998/Math/MathML" display="block">
  <semantics>
    <mrow>
      <mn>3</mn>
      <mi>!</mi>
      <mrow>
        <munderover>
          <mo stretchy="false">∑</mo>
          <mrow>
            <mi>i</mi>
            <mo stretchy="false">=</mo>
            <mn>1</mn>
          </mrow>
          <mn>4</mn>
        </munderover>
        <mrow>
          <mo fence="true" stretchy="false">(</mo>
          <mrow>
            <mrow>
              <mn>5</mn>
              <mo stretchy="false">−</mo>
              <mi>i</mi>
            </mrow>
          </mrow>
          <mo fence="true" stretchy="false">)</mo>
        </mrow>
      </mrow>
    </mrow>
    <annotation encoding="StarMath 5.0">3! sum from i=1 to 4 (5 -i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o stretchy="false">∩</mo>
              <mi>C</mi>
            </mrow>
          </mrow>
          <mo fence="true" stretchy="false">)</mo>
        </mrow>
        <mo stretchy="false">/</mo>
        <mi>p</mi>
      </mrow>
      <mrow>
        <mo fence="true" stretchy="false">(</mo>
        <mrow>
          <mi>C</mi>
        </mrow>
        <mo fence="true" stretchy="false">)</mo>
      </mrow>
    </mrow>
    <annotation encoding="StarMath 5.0">p( B
 intersection C )/p( C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o stretchy="false">∩</mo>
            <mi>C</mi>
          </mrow>
        </mrow>
        <mo fence="true" stretchy="false">)</mo>
      </mrow>
    </mrow>
    <annotation encoding="StarMath 5.0">p( B intersection C)
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/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/p( B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  <mo stretchy="false">/</mo>
        <mi>p</mi>
      </mrow>
      <mrow>
        <mo fence="true" stretchy="false">(</mo>
        <mrow>
          <mi>C</mi>
        </mrow>
        <mo fence="true" stretchy="false">)</mo>
      </mrow>
    </mrow>
    <annotation encoding="StarMath 5.0">p( A intersection C )/p( C 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p( A intersection C
 )</annotation>
  </semantics>
</math>
</file>

<file path=Object 8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 A intersection B )</annotation>
  </semantics>
</math>
</file>